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2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323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4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6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7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8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9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text:span text:style-name="T1">^</text:span><text:span text:style-name="T1">は</text:span><text:span text:style-name="T1">~</text:span><text:span text:style-name="T1">でも</text:span><text:span text:style-name="T1">OK.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0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11" draw:text-style-name="P1" draw:layer="layout" svg:width="25.6cm" svg:height="10.84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の状態に戻り、それ以降の変更は破棄する。消えてしまう。</text:span></text:p>
            <text:p><text:span text:style-name="T1">$git reset --hard HEAD^n //</text:span><text:span text:style-name="T1">として、戻るステップ数</text:span><text:span text:style-name="T1">n</text:span><text:span text:style-name="T1">を指定することも可能。</text:span></text:p>
            <text:p><text:span text:style-name="T1"/></text:p>
            <text:p><text:span text:style-name="T1">$git reset [commit hash] //</text:span><text:span text:style-name="T1">前の</text:span><text:span text:style-name="T1">commit</text:span><text:span text:style-name="T1">の状態に戻るが、それ以降の変更は</text:span><text:span text:style-name="T1">stage, commit</text:span><text:span text:style-name="T1">されていないものの、編集自体は残る。また、</text:span><text:span text:style-name="T1">commit</text:span><text:span text:style-name="T1">することができる。同様に下記でも</text:span><text:span text:style-name="T1">OK</text:span></text:p>
            <text:p><text:span text:style-name="T1">$git reset HEAD^n</text:span></text:p>
            <text:p><text:span text:style-name="T1"/></text:p>
            <text:p><text:span text:style-name="T1"/></text:p>
            <text:p><text:span text:style-name="T1">$git branch -m [current name] [new name] //branch</text:span><text:span text:style-name="T1">の名前変更</text:span></text:p>
            <text:p><text:span text:style-name="T1"/></text:p>
          </draw:text-box>
        </draw:frame>
        <draw:frame draw:style-name="gr12" draw:text-style-name="P1" draw:layer="layout" svg:width="6.89cm" svg:height="0.962cm" svg:x="0.693cm" svg:y="12.2cm">
          <draw:text-box>
            <text:p><text:span text:style-name="T1">単純なアップデート手順</text:span></text:p>
          </draw:text-box>
        </draw:frame>
        <draw:frame draw:style-name="gr6" draw:text-style-name="P1" draw:layer="layout" svg:width="25.6cm" svg:height="6.273cm" svg:x="1.6cm" svg:y="13.4cm">
          <draw:text-box>
            <text:p><text:span text:style-name="T1">$git checkout -b newbranch // master</text:span><text:span text:style-name="T1">から</text:span><text:span text:style-name="T1">newbranch</text:span><text:span text:style-name="T1">を作成。</text:span></text:p>
            <text:p><text:span text:style-name="T1">いろいろと編集して、作業がうまくいったら、</text:span></text:p>
            <text:p><text:span text:style-name="T1">$git checkout master</text:span></text:p>
            <text:p><text:span text:style-name="T1">$git merge newbranch // newbranch</text:span><text:span text:style-name="T1">の変更を</text:span><text:span text:style-name="T1">master</text:span><text:span text:style-name="T1">へマージする。これは</text:span><text:span text:style-name="T1">newbranch</text:span><text:span text:style-name="T1">の親が</text:span><text:span text:style-name="T1">master</text:span><text:span text:style-name="T1">であり、分岐後に</text:span><text:span text:style-name="T1">master</text:span><text:span text:style-name="T1">を編集してないから成立する。</text:span><text:span text:style-name="T1">commit log</text:span><text:span text:style-name="T1">もマージされる。完全にマージされたら、</text:span><text:span text:style-name="T1">newbranch</text:span><text:span text:style-name="T1">は削除したほうがいい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少し実践的なアップデート手順</text:span></text:p>
          </draw:text-box>
        </draw:frame>
        <draw:frame draw:style-name="gr14" draw:text-style-name="P1" draw:layer="layout" svg:width="25.6cm" svg:height="6.498cm" svg:x="1.4cm" svg:y="2.127cm">
          <draw:text-box>
            <text:p><text:span text:style-name="T1">master</text:span><text:span text:style-name="T1">から２つに分岐して、それぞれでアップデートした場合、</text:span></text:p>
            <text:p><text:span text:style-name="T1">(</text:span><text:span text:style-name="T1">ただし、</text:span><text:span text:style-name="T1">2</text:span><text:span text:style-name="T1">つの</text:span><text:span text:style-name="T1">branch</text:span><text:span text:style-name="T1">は同じ起点から別れており、</text:span><text:span text:style-name="T1">master</text:span><text:span text:style-name="T1">は変更しないものとする</text:span><text:span text:style-name="T1">)</text:span></text:p>
            <text:p><text:span text:style-name="T1"/></text:p>
            <text:p><text:span text:style-name="T1">$git checkout master</text:span></text:p>
            <text:p><text:span text:style-name="T1">$git merge [first new branch] //mater</text:span><text:span text:style-name="T1">に</text:span><text:span text:style-name="T1">first new branch</text:span><text:span text:style-name="T1">の</text:span><text:span text:style-name="T1">log</text:span><text:span text:style-name="T1">も含めて</text:span><text:span text:style-name="T1">merge</text:span><text:span text:style-name="T1">される。</text:span></text:p>
            <text:p><text:span text:style-name="T1">$git merge [second new branch] //</text:span><text:span text:style-name="T1">２つの</text:span><text:span text:style-name="T1">branch</text:span><text:span text:style-name="T1">の</text:span><text:span text:style-name="T1">commit</text:span><text:span text:style-name="T1">が</text:span><text:span text:style-name="T1">conflict</text:span><text:span text:style-name="T1">している場合は、該当ファイルの</text:span><text:span text:style-name="T1">commit</text:span><text:span text:style-name="T1">は行われず、自分で編集しなければいけない状態になる。</text:span></text:p>
            <text:p><text:span text:style-name="T1">この</text:span><text:span text:style-name="T1">conflict</text:span><text:span text:style-name="T1">を解決して、</text:span><text:span text:style-name="T1">commit</text:span><text:span text:style-name="T1">まですれば完了。</text:span></text:p>
            <text:p><text:span text:style-name="T1"/></text:p>
          </draw:text-box>
        </draw:frame>
        <draw:frame draw:style-name="gr15" draw:text-style-name="P1" draw:layer="layout" svg:width="7.898cm" svg:height="0.962cm" svg:x="1.102cm" svg:y="8.638cm">
          <draw:text-box>
            <text:p><text:span text:style-name="T1">高度な管理：</text:span><text:span text:style-name="T1">commit</text:span><text:span text:style-name="T1">の編集</text:span></text:p>
          </draw:text-box>
        </draw:frame>
        <draw:frame draw:style-name="gr16" draw:text-style-name="P1" draw:layer="layout" svg:width="25.6cm" svg:height="7.361cm" svg:x="1.6cm" svg:y="9.902cm">
          <draw:text-box>
            <text:p><text:span text:style-name="T1">rebase</text:span><text:span text:style-name="T1">を使う。</text:span></text:p>
            <text:p><text:span text:style-name="T1"/></text:p>
            <text:p><text:span text:style-name="T1">pick : </text:span><text:span text:style-name="T1">そのまま</text:span></text:p>
            <text:p><text:span text:style-name="T1">reword: commit message</text:span><text:span text:style-name="T1">を変更。直前の</text:span><text:span text:style-name="T1">commit message</text:span><text:span text:style-name="T1">の修正だけなら、</text:span><text:span text:style-name="T1">$git commit --amend -m “new message”</text:span><text:span text:style-name="T1">で変更できる。</text:span></text:p>
            <text:p><text:span text:style-name="T1">edit: commit</text:span><text:span text:style-name="T1">内容を変更</text:span></text:p>
            <text:p><text:span text:style-name="T1">squash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も結合</text:span></text:p>
            <text:p><text:span text:style-name="T1">fixup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は破棄。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リモートによる管理</text:span></text:p>
          </draw:text-box>
        </draw:frame>
        <draw:frame draw:style-name="gr17" draw:text-style-name="P1" draw:layer="layout" svg:width="25.6cm" svg:height="21.608cm" svg:x="1.4cm" svg:y="2.127cm">
          <draw:text-box>
            <text:p><text:span text:style-name="T1">local repository</text:span><text:span text:style-name="T1">を</text:span><text:span text:style-name="T1">GitHub (remote repository)</text:span><text:span text:style-name="T1">に登録する場合、</text:span></text:p>
            <text:p><text:span text:style-name="T1">GitHub</text:span><text:span text:style-name="T1">で</text:span><text:span text:style-name="T1">New repository</text:span><text:span text:style-name="T1">を選択して、任意の名前の</text:span><text:span text:style-name="T1">remote repository</text:span><text:span text:style-name="T1">を作成する。</text:span></text:p>
            <text:p><text:span text:style-name="T1">例えば、</text:span><text:span text:style-name="T1">sample.git</text:span><text:span text:style-name="T1">。</text:span></text:p>
            <text:p><text:span text:style-name="T1"/></text:p>
            <text:p><text:span text:style-name="T1">次に</text:span><text:span text:style-name="T1">remote repository</text:span><text:span text:style-name="T1">を</text:span><text:span text:style-name="T1">local</text:span><text:span text:style-name="T1">環境で参照する名称を決めて、リンクする。</text:span></text:p>
            <text:p><text:span text:style-name="T1">$git remote add origin https://github.com/HiroumiTani/sample.git </text:span></text:p>
            <text:p><text:span text:style-name="T1">　　</text:span><text:span text:style-name="T1">// origin</text:span><text:span text:style-name="T1">という名前で</text:span><text:span text:style-name="T1">github</text:span><text:span text:style-name="T1">上の</text:span><text:span text:style-name="T1">repository sample.git</text:span><text:span text:style-name="T1">を</text:span><text:span text:style-name="T1">local</text:span><text:span text:style-name="T1">で識別できるようにする。</text:span></text:p>
            <text:p><text:span text:style-name="T1"><text:s text:c="7"/></text:span><text:span text:style-name="T1">// </text:span><text:span text:style-name="T1">一般的に</text:span><text:span text:style-name="T1">, origin</text:span><text:span text:style-name="T1">という名前がよく使われる。</text:span></text:p>
            <text:p><text:span text:style-name="T2">$git remote -v //remote</text:span><text:span text:style-name="T2">のひも付け状況がわかる</text:span></text:p>
            <text:p><text:span text:style-name="T1"/></text:p>
            <text:p><text:span text:style-name="T1">local</text:span><text:span text:style-name="T1">の</text:span><text:span text:style-name="T1">master branch</text:span><text:span text:style-name="T1">を</text:span><text:span text:style-name="T1">GitHub</text:span><text:span text:style-name="T1">上の</text:span><text:span text:style-name="T1">sample.git</text:span><text:span text:style-name="T1">へ</text:span><text:span text:style-name="T1">push</text:span><text:span text:style-name="T1">する場合、</text:span></text:p>
            <text:p><text:span text:style-name="T1">$git push -u origin master //</text:span></text:p>
            <text:p><text:span text:style-name="T1">実際は </text:span><text:span text:style-name="T1">$git push origin master:master</text:span><text:span text:style-name="T1">となっている。これは、</text:span><text:span text:style-name="T1">$git push origin [local branch]:[remote branch]</text:span><text:span text:style-name="T1">を意味しており、</text:span><text:span text:style-name="T1">local branch</text:span><text:span text:style-name="T1">と</text:span><text:span text:style-name="T1">remote branch</text:span><text:span text:style-name="T1">が同じ名前の場合は、</text:span><text:span text:style-name="T1">:</text:span><text:span text:style-name="T1">の手前までの指定でよい。</text:span></text:p>
            <text:p><text:span text:style-name="T1">もし、</text:span><text:span text:style-name="T1">local</text:span><text:span text:style-name="T1">の</text:span><text:span text:style-name="T1">master branch</text:span><text:span text:style-name="T1">を</text:span><text:span text:style-name="T1">remote</text:span><text:span text:style-name="T1">の</text:span><text:span text:style-name="T1">test branch</text:span><text:span text:style-name="T1">に</text:span><text:span text:style-name="T1">push</text:span><text:span text:style-name="T1">する場合は</text:span></text:p>
            <text:p><text:span text:style-name="T1">$git push origin master:test</text:span></text:p>
            <text:p><text:span text:style-name="T1"/></text:p>
            <text:p><text:span text:style-name="T1">これを利用して、</text:span><text:span text:style-name="T1">remote</text:span><text:span text:style-name="T1">の</text:span><text:span text:style-name="T1">test branch</text:span><text:span text:style-name="T1">を削除したければ、空</text:span><text:span text:style-name="T1">brunch</text:span><text:span text:style-name="T1">を</text:span><text:span text:style-name="T1">push</text:span><text:span text:style-name="T1">する。</text:span></text:p>
            <text:p><text:span text:style-name="T1">$git push origin <text:s/>:test</text:span></text:p>
            <text:p><text:span text:style-name="T1"/></text:p>
            <text:p><text:span text:style-name="T1"/></text:p>
            <text:p><text:span text:style-name="T1"/></text:p>
            <text:p><text:span text:style-name="T1">github</text:span><text:span text:style-name="T1">上でアップデートがあった場合、</text:span></text:p>
            <text:p><text:span text:style-name="T1">$git fetch [remote] // remote</text:span><text:span text:style-name="T1">のみに反映される。</text:span><text:span text:style-name="T1">branch</text:span><text:span text:style-name="T1">には反映しない。</text:span></text:p>
            <text:p><text:span text:style-name="T1">$git fetch [remote] [branch] // github</text:span><text:span text:style-name="T1">の</text:span><text:span text:style-name="T1">repository</text:span><text:span text:style-name="T1">内の</text:span><text:span text:style-name="T1">branch</text:span><text:span text:style-name="T1">の部分だけアップデートする。</text:span></text:p>
            <text:p><text:span text:style-name="T1">　　　　　　　　　　　　　</text:span><text:span text:style-name="T1">local branch</text:span><text:span text:style-name="T1">には反映されない。</text:span></text:p>
            <text:p><text:span text:style-name="T1"/></text:p>
            <text:p><text:span text:style-name="T1">local branch</text:span><text:span text:style-name="T1">に反映させる場合、</text:span></text:p>
            <text:p><text:span text:style-name="T1">$git pull [remote] [branch] //local</text:span><text:span text:style-name="T1">の</text:span><text:span text:style-name="T1">branch</text:span><text:span text:style-name="T1">に</text:span><text:span text:style-name="T1">remote</text:span><text:span text:style-name="T1">のアップデートを反映させる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7T10:52:20.473623836</dc:date>
    <meta:editing-duration>PT8H22M54S</meta:editing-duration>
    <meta:editing-cycles>50</meta:editing-cycles>
    <meta:generator>LibreOffice/5.1.6.2$Linux_X86_64 LibreOffice_project/10m0$Build-2</meta:generator>
    <meta:document-statistic meta:object-count="49"/>
  </office:meta>
</office:document-meta>
</file>